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3.053cm" style:rel-column-width="11772*"/>
    </style:style>
    <style:style style:name="Table1.B" style:family="table-column">
      <style:table-column-properties style:column-width="13.945cm" style:rel-column-width="5376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053cm" style:rel-column-width="11772*"/>
    </style:style>
    <style:style style:name="Table2.B" style:family="table-column">
      <style:table-column-properties style:column-width="13.945cm" style:rel-column-width="5376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tform Specific ME4SE Module Implementation (psi)</text:p>
      <text:h text:style-name="Heading_20_1" text:outline-level="1">Motivation</text:h>
      <text:p text:style-name="Text_20_body">For some parts of the ME4SE emulator, different kinds of implementations may be desireable. For instance, it may make sense to store the RMS data in regular files when running the emulator as a standalone application, and to store them on the server when running ME4SE as an applet.</text:p>
      <text:h text:style-name="Heading_20_1" text:outline-level="1">Terms and Definition</text:h>
      <text:h text:style-name="Heading_20_2" text:outline-level="2">Platform</text:h>
      <text:p text:style-name="Text_20_body">A Platform is a specific environment or API that is used by the ME4SE emulator or a specific module of the emulator. Platform examples are:</text:p>
      <table:table table:name="Table1" table:style-name="Table1">
        <table:table-column table:style-name="Table1.A"/>
        <table:table-column table:style-name="Table1.B"/>
        <table:table-header-rows>
          <table:table-row>
            <table:table-cell table:style-name="Table1.A1" office:value-type="string">
              <text:p text:style-name="Table_20_Heading">Identifier</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j2se</text:p>
          </table:table-cell>
          <table:table-cell table:style-name="Table1.B2" office:value-type="string">
            <text:p text:style-name="Table_20_Contents">The default Platform: A standard installation of the J2SE 1.2 runtime environment. Modules depending only on official JSRs or free APIs may be use this platform identifier, too, if the API can be considered the “default” API for Java for the given purpose, and it is not necessary or possible to provide a dummy implementation without dependencies. However, all modules with additional dependencies should be placed in separate directories (with src and lib subdirectories).</text:p>
            <text:p text:style-name="Table_20_Contents">Please note: Modules importing proprietary third party APIs that cannot be delivered with the GPLed version of ME4SE should not use this platform identifier.</text:p>
          </table:table-cell>
        </table:table-row>
        <table:table-row>
          <table:table-cell table:style-name="Table1.A2" office:value-type="string">
            <text:p text:style-name="Table_20_Contents">comm</text:p>
          </table:table-cell>
          <table:table-cell table:style-name="Table1.B2" office:value-type="string">
            <text:p text:style-name="Table_20_Contents">The Java Comm API</text:p>
          </table:table-cell>
        </table:table-row>
        <table:table-row>
          <table:table-cell table:style-name="Table1.A2" office:value-type="string">
            <text:p text:style-name="Table_20_Contents">java1</text:p>
          </table:table-cell>
          <table:table-cell table:style-name="Table1.B2" office:value-type="string">
            <text:p text:style-name="Table_20_Contents">The old name of the default Platform, now deprecated. Should be migrated to default or another matching Platfrom, e.g. avetana</text:p>
          </table:table-cell>
        </table:table-row>
      </table:table>
      <text:p text:style-name="Text_20_body"/>
      <text:h text:style-name="Heading_20_2" text:outline-level="2">Module</text:h>
      <text:p text:style-name="Text_20_body">A module is a ME4SE subsystem. There may be different (platform-specific) implementations of a module. </text:p>
      <table:table table:name="Table2" table:style-name="Table2">
        <table:table-column table:style-name="Table2.A"/>
        <table:table-column table:style-name="Table2.B"/>
        <table:table-header-rows>
          <table:table-row>
            <table:table-cell table:style-name="Table2.A1" office:value-type="string">
              <text:p text:style-name="Table_20_Heading">Identifier</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gcf.comm</text:p>
          </table:table-cell>
          <table:table-cell table:style-name="Table2.B2" office:value-type="string">
            <text:p text:style-name="Table_20_Contents">GCF comm connection </text:p>
          </table:table-cell>
        </table:table-row>
        <table:table-row>
          <table:table-cell table:style-name="Table2.A2" office:value-type="string">
            <text:p text:style-name="Table_20_Contents">gcf.file</text:p>
          </table:table-cell>
          <table:table-cell table:style-name="Table2.B2" office:value-type="string">
            <text:p text:style-name="Table_20_Contents">GCF file connection</text:p>
          </table:table-cell>
        </table:table-row>
        <table:table-row>
          <table:table-cell table:style-name="Table2.A2" office:value-type="string">
            <text:p text:style-name="Table_20_Contents">gcf.http</text:p>
          </table:table-cell>
          <table:table-cell table:style-name="Table2.B2" office:value-type="string">
            <text:p text:style-name="Table_20_Contents">GCF http connection</text:p>
          </table:table-cell>
        </table:table-row>
        <table:table-row>
          <table:table-cell table:style-name="Table2.A2" office:value-type="string">
            <text:p text:style-name="Table_20_Contents">rms</text:p>
          </table:table-cell>
          <table:table-cell table:style-name="Table2.B2" office:value-type="string">
            <text:p text:style-name="Table_20_Contents">Record Store Management installation</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tefan Haustein</meta:initial-creator>
    <meta:creation-date>2006-10-20T10:47:32</meta:creation-date>
    <dc:creator>Stefan Haustein</dc:creator>
    <dc:date>2006-10-20T12:02:21</dc:date>
    <dc:language>en-AU</dc:language>
    <meta:editing-cycles>6</meta:editing-cycles>
    <meta:editing-duration>PT57M28S</meta:editing-duration>
    <meta:user-defined meta:name="Info 1"/>
    <meta:user-defined meta:name="Info 2"/>
    <meta:user-defined meta:name="Info 3"/>
    <meta:user-defined meta:name="Info 4"/>
    <meta:document-statistic meta:table-count="2" meta:image-count="0" meta:object-count="0" meta:page-count="1" meta:paragraph-count="27" meta:word-count="248" meta:character-count="1569"/>
  </office:meta>
</office:document-meta>
</file>